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  <style:text-properties style:font-name="Georgia" fo:font-family="Georgia" style:font-style-name="Regular" style:font-family-generic="roman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normal" fo:text-transform="none" style:font-name="Georgia" fo:font-family="Georgia" style:font-style-name="Regular" style:font-family-generic="roman" style:font-pitch="variable" fo:font-size="18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variant="normal" fo:text-transform="none" style:font-name="Georgia" fo:font-family="Georgia" style:font-style-name="Regular" style:font-family-generic="roman" style:font-pitch="variabl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variant="normal" fo:text-transform="none" style:font-name="Georgia" fo:font-family="Georgia" style:font-style-name="Regular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variant="normal" fo:text-transform="none" style:font-name="Georgia" fo:font-family="Georgia" style:font-style-name="Regular" style:font-family-generic="roman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Georgia" fo:font-family="Georgia" style:font-style-name="Regular" style:font-family-generic="roman" style:font-pitch="variable" fo:font-size="85%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Georgia" fo:font-family="Georgia" style:font-style-name="Regular" style:font-family-generic="roman" style:font-pitch="variable" fo:font-size="85%" fo:font-weight="normal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  <style:text-properties style:font-name="Georgia1" fo:font-family="Georgia" style:font-style-name="Italic" style:font-family-generic="roman" style:font-pitch="variable" fo:font-size="10.5pt" fo:language="en" fo:country="US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Georgia" fo:font-family="Georgia" style:font-style-name="Regular" style:font-family-generic="roman" style:font-pitch="variable" fo:font-size="8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Georgia1" fo:font-family="Georgia" style:font-style-name="Italic" style:font-family-generic="roman" style:font-pitch="variable" fo:font-size="32pt" fo:font-style="italic" fo:font-weight="normal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document-statistic meta:table-count="0" meta:image-count="0" meta:object-count="0" meta:page-count="1" meta:paragraph-count="2" meta:word-count="3" meta:character-count="14" meta:non-whitespace-character-count="12"/>
  </office:meta>
</office:document-meta>
</file>